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99000001F75351E436798B1DF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lovenian" svg:font-family="Sloveni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text-properties style:font-name="Times New Roman" fo:language="sl" fo:country="SI" officeooo:rsid="001234ab" officeooo:paragraph-rsid="001234ab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language="sl" fo:country="SI" officeooo:rsid="001234ab" officeooo:paragraph-rsid="001234ab"/>
    </style:style>
    <style:style style:name="P3" style:family="paragraph" style:parent-style-name="Standard">
      <style:text-properties style:font-name="Times New Roman" fo:language="sl" fo:country="SI"/>
    </style:style>
    <style:style style:name="P4" style:family="paragraph" style:parent-style-name="Standard">
      <style:paragraph-properties fo:break-before="page"/>
      <style:text-properties style:font-name="Times New Roman" fo:language="sl" fo:country="SI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language="sl" fo:country="SI" officeooo:paragraph-rsid="001234ab"/>
    </style:style>
    <style:style style:name="P6" style:family="paragraph" style:parent-style-name="Text_20_body">
      <style:paragraph-properties fo:text-align="start" style:justify-single-word="false"/>
      <style:text-properties style:font-name="Times New Roman" fo:language="sl" fo:country="SI" officeooo:rsid="001234ab" officeooo:paragraph-rsid="001234ab"/>
    </style:style>
    <style:style style:name="P7" style:family="paragraph" style:parent-style-name="Text_20_body">
      <style:text-properties style:font-name="Times New Roman" fo:language="sl" fo:country="SI" officeooo:rsid="001234ab" officeooo:paragraph-rsid="001234ab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h text:style-name="P2" text:outline-level="1">SIPV osebno tedensko poročilo 1</text:h>
      <text:p text:style-name="P5"/>
      <text:p text:style-name="P6">Ta teden smo imeli skupen sestanek 16.3.2020, Kjer smo se dogovorili kaj bomo delali to je »navigacija za FERI in urnik«.</text:p>
      <text:p text:style-name="P6">Dobil sem dodeljeno delo:</text:p>
      <text:p text:style-name="P6"><text:span text:style-name="T1">Prikazovanje govorilnih ur in zemljevida znotraj android aplikacije.</text:span></text:p>
      <text:p text:style-name="P6"><text:span text:style-name="T1"/></text:p>
      <text:p text:style-name="P6"><text:span text:style-name="T1"/></text:p>
      <text:p text:style-name="P1">Osebno mnenje o ekipi</text:p>
      <text:p text:style-name="P7">Precej ljudi se ni strinjalo z dogovorjenim projektom, pa vendar noben ni predlagal boljšega projekta. Drugače še zaenkrat vse gladko poteka. 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lovenian" svg:font-family="Sloveni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839in" svg:y="-0.6252in" svg:width="1.448in" svg:height="0.7909in" draw:z-index="1"><draw:image xlink:href="Pictures/1000020100000399000001F75351E436798B1DF0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20:22:04.148000000</meta:creation-date>
    <dc:date>2020-03-17T20:30:25.218000000</dc:date>
    <meta:editing-duration>PT8M21S</meta:editing-duration>
    <meta:editing-cycles>1</meta:editing-cycles>
    <meta:document-statistic meta:table-count="0" meta:image-count="1" meta:object-count="0" meta:page-count="2" meta:paragraph-count="6" meta:word-count="63" meta:character-count="409" meta:non-whitespace-character-count="350"/>
    <meta:generator>LibreOffice/6.3.4.2$Windows_X86_64 LibreOffice_project/60da17e045e08f1793c57c00ba83cdfce946d0aa</meta:generator>
  </office:meta>
</office:document-meta>
</file>